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7.374cm"/>
    </style:style>
    <style:style style:name="P1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74cm" svg:height="2.032cm" svg:x="1.762cm" svg:y="2.27cm">
          <text:p text:style-name="P1"><text:span text:style-name="T1">DatZ4020: </text:span><text:span text:style-name="T2">Lietišķie algoritmi</text:span></text:p>
          <text:p text:style-name="P1"><text:span text:style-name="T1">jeb “Algoritmi īstajā pasaulē”</text:span><text:span text:style-name="T1"><text:line-break/></text:span><text:span text:style-name="T1">(</text:span><text:span text:style-name="T3">Algorithms in the Real World</text:span><text:span text:style-name="T1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3:52:34.265214802</meta:creation-date>
    <dc:date>2019-08-31T16:53:10.268197133</dc:date>
    <meta:editing-duration>PT15S</meta:editing-duration>
    <meta:editing-cycles>1</meta:editing-cycles>
    <meta:document-statistic meta:object-count="1"/>
    <meta:generator>LibreOffice/6.0.7.3$Linux_X86_64 LibreOffice_project/00m0$Build-3</meta:generator>
  </office:meta>
</office:document-meta>
</file>